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R</mi>
      <mrow>
        <mi/>
        <mo stretchy="false">=</mo>
        <mi/>
      </mrow>
      <msup>
        <mfenced open="(" close=")">
          <mrow>
            <mfrac>
              <mrow>
                <msub>
                  <mi>k</mi>
                  <mn>0</mn>
                </msub>
                <mrow>
                  <mi/>
                  <mo stretchy="false">−</mo>
                  <mi/>
                </mrow>
                <mi>k</mi>
              </mrow>
              <mrow>
                <mrow>
                  <msub>
                    <mi>k</mi>
                    <mn>0</mn>
                  </msub>
                  <mo stretchy="false">+</mo>
                  <mi>k</mi>
                </mrow>
              </mrow>
            </mfrac>
          </mrow>
        </mfenced>
        <mn>2</mn>
      </msup>
      <mi/>
      <mtext> ; </mtext>
      <mi/>
      <mi>T</mi>
      <mrow>
        <mi/>
        <mo stretchy="false">=</mo>
        <mi/>
      </mrow>
      <mfrac>
        <mrow>
          <mn>4</mn>
          <mi>k</mi>
          <msub>
            <mi>k</mi>
            <mn>0</mn>
          </msub>
        </mrow>
        <mrow>
          <msup>
            <mrow>
              <mo stretchy="false">(</mo>
              <mrow>
                <mi>k</mi>
                <mrow>
                  <mi/>
                  <mo stretchy="false">+</mo>
                  <mi/>
                </mrow>
                <msub>
                  <mi>k</mi>
                  <mn>0</mn>
                </msub>
              </mrow>
              <mo stretchy="false">)</mo>
            </mrow>
            <mn>2</mn>
          </msup>
        </mrow>
      </mfrac>
    </mrow>
    <annotation encoding="StarMath 5.0">R `=` left ( {k_0 `-` k} over {k_0 + k} right ) ^2 `" ; "~
T `=` {4 k k_0} over {(k `+` k_0)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3:55:09.164000000</meta:creation-date>
    <meta:generator>LibreOffice/4.1.4.2$Windows_x86 LibreOffice_project/0a0440ccc0227ad9829de5f46be37cfb6edcf72</meta:generator>
  </office:meta>
</office:document-meta>
</file>